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objectwithoutfill">
      <style:graphic-properties draw:stroke="dash" draw:stroke-dash="Ultrafine_20_Dashed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9pt" style:font-size-asian="9pt" style:font-size-complex="9pt"/>
    </style:style>
    <style:style style:name="P3" style:family="paragraph">
      <style:paragraph-properties fo:margin-left="5.893cm" fo:margin-right="0cm" fo:text-align="center" fo:text-indent="0cm"/>
    </style:style>
    <style:style style:name="P4" style:family="paragraph">
      <style:paragraph-properties fo:margin-left="5.893cm" fo:margin-right="0cm" fo:text-align="center" fo:text-indent="0cm"/>
      <style:text-properties fo:font-size="9pt" style:font-size-asian="9pt" style:font-size-complex="9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ircle draw:style-name="gr1" draw:text-style-name="P1" draw:layer="layout" svg:width="1.778cm" svg:height="1.778cm" svg:x="9.7cm" svg:y="3.667cm">
          <text:p text:style-name="P1"><text:span text:style-name="T1">LMouse</text:span></text:p>
          <text:p text:style-name="P1"><text:span text:style-name="T1">Down</text:span></text:p>
        </draw:circle>
        <draw:circle draw:style-name="gr1" draw:text-style-name="P1" draw:layer="layout" svg:width="1.778cm" svg:height="1.778cm" svg:x="15.669cm" svg:y="2.016cm">
          <text:p text:style-name="P1"><text:span text:style-name="T2">UnSelectAll</text:span></text:p>
        </draw:circle>
        <draw:circle draw:style-name="gr1" draw:text-style-name="P1" draw:layer="layout" svg:width="1.778cm" svg:height="1.778cm" svg:x="17.955cm" svg:y="4.683cm">
          <text:p text:style-name="P1"><text:span text:style-name="T2">Start</text:span></text:p>
          <text:p text:style-name="P1"><text:span text:style-name="T2">SelectRect</text:span></text:p>
        </draw:circle>
        <draw:circle draw:style-name="gr1" draw:text-style-name="P1" draw:layer="layout" svg:width="1.778cm" svg:height="1.778cm" svg:x="4.302cm" svg:y="9.128cm">
          <text:p text:style-name="P1"><text:span text:style-name="T2">Start</text:span></text:p>
          <text:p text:style-name="P1"><text:span text:style-name="T2">Drag</text:span></text:p>
        </draw:circle>
        <draw:circle draw:style-name="gr1" draw:text-style-name="P1" draw:layer="layout" svg:width="1.778cm" svg:height="1.778cm" svg:x="5.763cm" svg:y="1.254cm">
          <text:p text:style-name="P1"><text:span text:style-name="T2">Select</text:span></text:p>
          <text:p text:style-name="P1"><text:span text:style-name="T2">Item</text:span></text:p>
        </draw:circle>
        <draw:path draw:style-name="gr2" draw:text-style-name="P1" draw:layer="layout" svg:width="4.19cm" svg:height="1.142cm" svg:x="11.478cm" svg:y="3.159cm" svg:viewBox="0 0 4191 1143" svg:d="M4191 0c-4318 1143-4191 1143-4191 1143">
          <text:p text:style-name="P1"><text:span text:style-name="T3">Hit Background</text:span></text:p>
          <text:p text:style-name="P1"><text:span text:style-name="T3">Modifier = 0</text:span></text:p>
        </draw:path>
        <draw:path draw:style-name="gr3" draw:text-style-name="P1" draw:layer="layout" svg:width="1.519cm" svg:height="1.523cm" svg:x="17.447cm" svg:y="3.159cm" svg:viewBox="0 0 1520 1524" svg:d="M1397 1524c635-1143-1397-1524-1397-1524">
          <text:p/>
        </draw:path>
        <draw:path draw:style-name="gr2" draw:text-style-name="P1" draw:layer="layout" svg:width="6.603cm" svg:height="0.634cm" svg:x="11.414cm" svg:y="4.81cm" svg:viewBox="0 0 6604 635" svg:d="M6604 635c-1397-508-3937-254-6604-635">
          <text:p text:style-name="P1"><text:span text:style-name="T3">Hit Background</text:span></text:p>
          <text:p text:style-name="P1"><text:span text:style-name="T3"><text:s/></text:span><text:span text:style-name="T3">Modifier = 1 [Combine]</text:span></text:p>
        </draw:path>
        <draw:path draw:style-name="gr2" draw:text-style-name="P2" draw:layer="layout" svg:width="5.023cm" svg:height="3.936cm" svg:x="4.866cm" svg:y="5.191cm" svg:viewBox="0 0 5024 3937" svg:d="M198 3937c-254-1016-1143-2032 4826-3937">
          <text:p text:style-name="P1"><text:span text:style-name="T3">Hit Selected Item</text:span></text:p>
          <text:p text:style-name="P1"><text:span text:style-name="T3">Selected Count = 1</text:span></text:p>
          <text:p text:style-name="P1"><text:span text:style-name="T3">Modifier = 0</text:span></text:p>
        </draw:path>
        <draw:path draw:style-name="gr2" draw:text-style-name="P2" draw:layer="layout" svg:width="2.412cm" svg:height="1.65cm" svg:x="7.287cm" svg:y="2.778cm" svg:viewBox="0 0 2413 1651" svg:d="M0 0c1397 1651 2413 1651 2413 1651">
          <text:p text:style-name="P2"><text:span text:style-name="T3">Hit Unselected Item</text:span></text:p>
          <text:p text:style-name="P2"><text:span text:style-name="T3">Modifier = 1 [MultiSelect]</text:span></text:p>
        </draw:path>
        <draw:circle draw:style-name="gr1" draw:text-style-name="P1" draw:layer="layout" svg:width="1.778cm" svg:height="1.778cm" svg:x="3.096cm" svg:y="4.048cm">
          <text:p text:style-name="P1"><text:span text:style-name="T2">Select Item</text:span></text:p>
          <text:p text:style-name="P1"><text:span text:style-name="T2">Unselect</text:span></text:p>
          <text:p text:style-name="P1"><text:span text:style-name="T2">Other Items</text:span></text:p>
        </draw:circle>
        <draw:path draw:style-name="gr3" draw:text-style-name="P1" draw:layer="layout" svg:width="1.697cm" svg:height="4.19cm" svg:x="2.731cm" svg:y="5.445cm" svg:viewBox="0 0 1698 4191" svg:d="M1698 4191c-1016-508-2413-3302-1270-4191">
          <text:p/>
        </draw:path>
        <draw:circle draw:style-name="gr1" draw:text-style-name="P1" draw:layer="layout" svg:width="1.778cm" svg:height="1.778cm" svg:x="14.208cm" svg:y="11.033cm">
          <text:p text:style-name="P1"><text:span text:style-name="T2">UnSelect</text:span></text:p>
          <text:p text:style-name="P1"><text:span text:style-name="T2">Item</text:span></text:p>
        </draw:circle>
        <draw:path draw:style-name="gr2" draw:text-style-name="P2" draw:layer="layout" svg:width="4.769cm" svg:height="5.841cm" svg:x="11.541cm" svg:y="5.191cm" svg:viewBox="0 0 4770 5842" svg:d="M4191 5842c1016-1397 1270-4318-4191-5842">
          <text:p text:style-name="P1"><text:span text:style-name="T3">Hit Selected Item</text:span></text:p>
          <text:p text:style-name="P1"><text:span text:style-name="T3">Selected Count &gt; 1</text:span></text:p>
          <text:p text:style-name="P1"><text:span text:style-name="T3">Modifier = 1 [ToggleSelect]</text:span></text:p>
        </draw:path>
        <draw:path draw:style-name="gr2" draw:text-style-name="P2" draw:layer="layout" svg:width="4.825cm" svg:height="0.647cm" svg:x="4.874cm" svg:y="4.937cm" svg:viewBox="0 0 4826 648" svg:d="M0 254c1270 1016 4826-254 4826-254">
          <text:p text:style-name="P2"><text:span text:style-name="T3">Hit Unselected Item</text:span></text:p>
          <text:p text:style-name="P2"><text:span text:style-name="T3">Modifier = 0</text:span></text:p>
        </draw:path>
        <draw:path draw:style-name="gr3" draw:text-style-name="P1" draw:layer="layout" svg:width="3.909cm" svg:height="7.785cm" svg:x="1.789cm" svg:y="2.397cm" svg:viewBox="0 0 3910 7786" svg:d="M2513 7747c-2159 635-4953-6604 1397-7747">
          <text:p/>
        </draw:path>
        <draw:path draw:style-name="gr4" draw:text-style-name="P1" draw:layer="layout" svg:width="0.808cm" svg:height="5.206cm" svg:x="18.262cm" svg:y="6.588cm" svg:viewBox="0 0 809 5207" svg:d="M10 5207c-127-1651 1016-2794 762-5207">
          <text:p/>
        </draw:path>
        <draw:circle draw:style-name="gr1" draw:text-style-name="P1" draw:layer="layout" svg:width="1.778cm" svg:height="1.778cm" svg:x="17.383cm" svg:y="11.795cm">
          <text:p text:style-name="P1"><text:span text:style-name="T2">LMouse</text:span></text:p>
          <text:p text:style-name="P1"><text:span text:style-name="T2">Move</text:span></text:p>
        </draw:circle>
        <draw:path draw:style-name="gr4" draw:text-style-name="P1" draw:layer="layout" svg:width="12.191cm" svg:height="3.039cm" svg:x="5.445cm" svg:y="11.033cm" svg:viewBox="0 0 12192 3040" svg:d="M12192 2413c-5969 2286-12192-2413-12192-2413">
          <text:p/>
        </draw:path>
        <draw:path draw:style-name="gr2" draw:text-style-name="P2" draw:layer="layout" svg:width="4.444cm" svg:height="5.322cm" svg:x="5.953cm" svg:y="5.445cm" svg:viewBox="0 0 4445 5323" svg:d="M0 5080c1905 889 3048-635 4445-5080">
          <text:p text:style-name="P1"><text:span text:style-name="T3"/></text:p>
          <text:p text:style-name="P1"><text:span text:style-name="T3"/></text:p>
          <text:p text:style-name="P1"><text:span text:style-name="T3">Hit Selected Item</text:span></text:p>
          <text:p text:style-name="P1"><text:span text:style-name="T3">Selected Count = 1</text:span></text:p>
          <text:p text:style-name="P1"><text:span text:style-name="T3">Modifier = 1</text:span></text:p>
        </draw:path>
        <draw:path draw:style-name="gr2" draw:text-style-name="P4" draw:layer="layout" svg:width="5.521cm" svg:height="5.99cm" svg:x="5.826cm" svg:y="5.318cm" svg:viewBox="0 0 5522 5991" svg:d="M0 5461c4953 1905 6350-1651 5080-5461">
          <text:p text:style-name="P3"><text:span text:style-name="T3"/></text:p>
          <text:p text:style-name="P3"><text:span text:style-name="T3"/></text:p>
          <text:p text:style-name="P3"><text:span text:style-name="T3"/></text:p>
          <text:p text:style-name="P3"><text:span text:style-name="T3"/></text:p>
          <text:p text:style-name="P3"><text:span text:style-name="T3"/></text:p>
          <text:p text:style-name="P3"><text:span text:style-name="T3"/></text:p>
          <text:p text:style-name="P3"><text:span text:style-name="T3"/></text:p>
          <text:p text:style-name="P3"><text:span text:style-name="T3">Hit Selected Item</text:span></text:p>
          <text:p text:style-name="P3"><text:span text:style-name="T3">Selected Count &gt; 1</text:span></text:p>
          <text:p text:style-name="P3"><text:span text:style-name="T3">Modifier = 0</text:span></text:p>
        </draw:path>
        <draw:path draw:style-name="gr4" draw:text-style-name="P1" draw:layer="layout" svg:width="3.428cm" svg:height="5.841cm" svg:x="11.16cm" svg:y="5.191cm" svg:viewBox="0 0 3429 5842" svg:d="M0 0c254 889 3429 5842 3429 5842">
          <text:p/>
        </draw:path>
        <draw:path draw:style-name="gr4" draw:text-style-name="P1" draw:layer="layout" svg:width="2.92cm" svg:height="1.554cm" svg:x="7.604cm" svg:y="2.112cm" svg:viewBox="0 0 2921 1555" svg:d="M2921 1555c-762-1905-1143-1524-2921-1524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_20_1" draw:display-name="Hatch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_20_2" svg:stroke-color="#000000" draw:marker-start="Arrow" draw:fill="none" draw:fill-gradient-name="Gradient_20_7" draw:fill-hatch-name="Hatch_20_1" draw:fill-image-name="Bitmape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im Kueneman</meta:initial-creator>
    <meta:creation-date>2017-07-18T07:30:54</meta:creation-date>
    <dc:date>2017-07-18T12:11:31</dc:date>
    <dc:creator>Jim Kueneman</dc:creator>
    <meta:editing-duration>PT4H40M38S</meta:editing-duration>
    <meta:editing-cycles>23</meta:editing-cycles>
    <meta:generator>OpenOffice/4.1.1$Unix OpenOffice.org_project/411m6$Build-9775</meta:generator>
    <meta:document-statistic meta:object-count="23"/>
  </office:meta>
</office:document-meta>
</file>